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4in" table:align="margins"/>
    </style:style>
    <style:style style:name="Table1.A" style:family="table-column">
      <style:table-column-properties style:column-width="4.2in" style:rel-column-width="32767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</style:style>
    <style:style style:name="P2" style:family="paragraph" style:parent-style-name="Text_20_body">
      <style:text-properties officeooo:rsid="000eb76d" officeooo:paragraph-rsid="000eb76d"/>
    </style:style>
    <style:style style:name="P3" style:family="paragraph" style:parent-style-name="Text_20_body">
      <style:text-properties officeooo:rsid="0013d432" officeooo:paragraph-rsid="0013d432"/>
    </style:style>
    <style:style style:name="P4" style:family="paragraph" style:parent-style-name="Text_20_body">
      <style:text-properties officeooo:rsid="0016dfb2" officeooo:paragraph-rsid="0016dfb2"/>
    </style:style>
    <style:style style:name="P5" style:family="paragraph" style:parent-style-name="Text_20_body">
      <style:paragraph-properties fo:margin-top="0in" fo:margin-bottom="0in" style:contextual-spacing="false"/>
      <style:text-properties fo:font-weight="normal" officeooo:rsid="000c8953" officeooo:paragraph-rsid="000c8953" style:font-weight-asian="normal" style:font-weight-complex="normal"/>
    </style:style>
    <style:style style:name="P6" style:family="paragraph" style:parent-style-name="Text_20_body">
      <style:text-properties fo:font-weight="normal" officeooo:rsid="000d2802" officeooo:paragraph-rsid="000d2802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07020c" officeooo:paragraph-rsid="0007020c"/>
    </style:style>
    <style:style style:name="P8" style:family="paragraph" style:parent-style-name="Text_20_body">
      <style:paragraph-properties fo:margin-top="0in" fo:margin-bottom="0in" style:contextual-spacing="false"/>
      <style:text-properties officeooo:rsid="000c8953" officeooo:paragraph-rsid="000c8953"/>
    </style:style>
    <style:style style:name="P9" style:family="paragraph" style:parent-style-name="Text_20_body">
      <style:text-properties style:text-underline-style="solid" style:text-underline-width="auto" style:text-underline-color="font-color" officeooo:rsid="0010646e" officeooo:paragraph-rsid="0010646e"/>
    </style:style>
    <style:style style:name="P10" style:family="paragraph" style:parent-style-name="Text_20_body">
      <style:text-properties style:text-underline-style="solid" style:text-underline-width="auto" style:text-underline-color="font-color" fo:font-weight="normal" officeooo:rsid="0010646e" officeooo:paragraph-rsid="0010646e" style:font-weight-asian="normal" style:font-weight-complex="normal"/>
    </style:style>
    <style:style style:name="P11" style:family="paragraph" style:parent-style-name="Heading_20_1">
      <style:paragraph-properties fo:margin-top="0in" fo:margin-bottom="0in" style:contextual-spacing="false"/>
    </style:style>
    <style:style style:name="P12" style:family="paragraph" style:parent-style-name="Heading_20_1">
      <style:paragraph-properties fo:margin-top="0in" fo:margin-bottom="0in" style:contextual-spacing="false" fo:break-before="page"/>
    </style:style>
    <style:style style:name="P13" style:family="paragraph" style:parent-style-name="Heading_20_2">
      <style:paragraph-properties fo:margin-top="0in" fo:margin-bottom="0in" style:contextual-spacing="false"/>
    </style:style>
    <style:style style:name="P14" style:family="paragraph" style:parent-style-name="Heading_20_2">
      <style:paragraph-properties fo:margin-top="0in" fo:margin-bottom="0in" style:contextual-spacing="false"/>
      <style:text-properties officeooo:rsid="000c1d91" officeooo:paragraph-rsid="000c1d91"/>
    </style:style>
    <style:style style:name="P15" style:family="paragraph" style:parent-style-name="Heading_20_3">
      <style:text-properties officeooo:paragraph-rsid="0016dfb2"/>
    </style:style>
    <style:style style:name="P16" style:family="paragraph" style:parent-style-name="Heading_20_3">
      <style:text-properties officeooo:rsid="000eb76d" officeooo:paragraph-rsid="000eb76d"/>
    </style:style>
    <style:style style:name="P17" style:family="paragraph" style:parent-style-name="Heading_20_3">
      <style:text-properties officeooo:rsid="0010646e" officeooo:paragraph-rsid="0010646e"/>
    </style:style>
    <style:style style:name="P18" style:family="paragraph" style:parent-style-name="Heading_20_3">
      <style:text-properties officeooo:rsid="0013d432" officeooo:paragraph-rsid="0013d432"/>
    </style:style>
    <style:style style:name="P19" style:family="paragraph" style:parent-style-name="Heading_20_3">
      <style:text-properties officeooo:rsid="0016dfb2" officeooo:paragraph-rsid="0016dfb2"/>
    </style:style>
    <style:style style:name="P20" style:family="paragraph" style:parent-style-name="Heading_20_3">
      <style:text-properties officeooo:rsid="00185639" officeooo:paragraph-rsid="00185639"/>
    </style:style>
    <style:style style:name="P21" style:family="paragraph" style:parent-style-name="Heading_20_3">
      <style:text-properties officeooo:rsid="001b8fef" officeooo:paragraph-rsid="001b8fef"/>
    </style:style>
    <style:style style:name="P22" style:family="paragraph" style:parent-style-name="Table_20_Contents" style:list-style-name="L1">
      <style:paragraph-properties fo:text-align="start" style:justify-single-word="false"/>
      <style:text-properties fo:font-size="16pt" officeooo:rsid="001b8fef" officeooo:paragraph-rsid="001b8fef"/>
    </style:style>
    <style:style style:name="P23" style:family="paragraph" style:parent-style-name="Table_20_Contents" style:list-style-name="L1">
      <style:paragraph-properties fo:text-align="start" style:justify-single-word="false"/>
      <style:text-properties fo:font-size="16pt" officeooo:rsid="001d3045" officeooo:paragraph-rsid="001d3045"/>
    </style:style>
    <style:style style:name="P24" style:family="paragraph" style:parent-style-name="Text_20_body" style:list-style-name="Numbering_20_123">
      <style:paragraph-properties fo:margin-top="0in" fo:margin-bottom="0in" style:contextual-spacing="false"/>
    </style:style>
    <style:style style:name="P25" style:family="paragraph" style:parent-style-name="Text_20_body" style:list-style-name="Numbering_20_123">
      <style:paragraph-properties fo:margin-top="0in" fo:margin-bottom="0in" style:contextual-spacing="false"/>
      <style:text-properties officeooo:paragraph-rsid="0007d0a6"/>
    </style:style>
    <style:style style:name="P26" style:family="paragraph" style:parent-style-name="Text_20_body" style:list-style-name="Numbering_20_123" style:master-page-name="">
      <loext:graphic-properties draw:fill="none"/>
      <style:paragraph-properties fo:margin-left="0.25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-0.1917in"/>
          <style:tab-stop style:position="0in"/>
        </style:tab-stops>
      </style:paragraph-properties>
      <style:text-properties officeooo:paragraph-rsid="0007d0a6"/>
    </style:style>
    <style:style style:name="P27" style:family="paragraph" style:parent-style-name="Text_20_body" style:list-style-name="L2">
      <style:text-properties officeooo:rsid="000c8953" officeooo:paragraph-rsid="000c8953"/>
    </style:style>
    <style:style style:name="P28" style:family="paragraph" style:parent-style-name="Text_20_body" style:list-style-name="L2">
      <style:text-properties fo:font-weight="normal" officeooo:rsid="000c97ff" officeooo:paragraph-rsid="000c97ff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00d04b1" officeooo:paragraph-rsid="000d04b1" style:font-weight-asian="normal" style:font-weight-complex="normal"/>
    </style:style>
    <style:style style:name="P30" style:family="paragraph" style:parent-style-name="Text_20_body" style:list-style-name="L5">
      <style:text-properties fo:font-weight="normal" officeooo:rsid="0019d61b" officeooo:paragraph-rsid="0019d61b" style:font-weight-asian="normal" style:font-weight-complex="normal"/>
    </style:style>
    <style:style style:name="P31" style:family="paragraph" style:parent-style-name="Text_20_body">
      <style:text-properties fo:font-weight="normal" officeooo:rsid="001b8fef" officeooo:paragraph-rsid="001b8fef" style:font-weight-asian="normal" style:font-weight-complex="normal"/>
    </style:style>
    <style:style style:name="P32" style:family="paragraph" style:parent-style-name="Text_20_body">
      <style:text-properties fo:font-size="20pt" fo:font-weight="normal" officeooo:rsid="000d2802" officeooo:paragraph-rsid="000d2802" style:font-size-asian="20pt" style:font-weight-asian="normal" style:font-size-complex="20pt" style:font-weight-complex="normal"/>
    </style:style>
    <style:style style:name="P33" style:family="paragraph" style:parent-style-name="Text_20_body" style:list-style-name="L3">
      <style:text-properties fo:font-size="20pt" fo:font-weight="normal" officeooo:rsid="000d2802" officeooo:paragraph-rsid="000d2802" style:font-size-asian="20pt" style:font-weight-asian="normal" style:font-size-complex="20pt" style:font-weight-complex="normal"/>
    </style:style>
    <style:style style:name="P34" style:family="paragraph" style:parent-style-name="Text_20_body" style:list-style-name="L4">
      <style:text-properties officeooo:rsid="0013d432" officeooo:paragraph-rsid="0013d432"/>
    </style:style>
    <style:style style:name="P35" style:family="paragraph" style:parent-style-name="Text_20_body" style:list-style-name="L4">
      <style:text-properties officeooo:rsid="0013eedf" officeooo:paragraph-rsid="0013eedf"/>
    </style:style>
    <style:style style:name="P36" style:family="paragraph" style:parent-style-name="Text_20_body" style:list-style-name="L5">
      <style:text-properties fo:font-weight="bold" officeooo:rsid="00185639" officeooo:paragraph-rsid="00185639" style:font-weight-asian="bold" style:font-weight-complex="bold"/>
    </style:style>
    <style:style style:name="P37" style:family="paragraph" style:parent-style-name="Text_20_body" style:list-style-name="L5">
      <style:text-properties fo:font-weight="bold" officeooo:rsid="001917ce" officeooo:paragraph-rsid="001917ce" style:font-weight-asian="bold" style:font-weight-complex="bold"/>
    </style:style>
    <style:style style:name="P38" style:family="paragraph" style:parent-style-name="Text_20_body" style:list-style-name="L5">
      <style:text-properties fo:font-weight="bold" officeooo:rsid="0019d61b" officeooo:paragraph-rsid="0019d61b" style:font-weight-asian="bold" style:font-weight-complex="bold"/>
    </style:style>
    <style:style style:name="P39" style:family="paragraph" style:parent-style-name="Text_20_body" style:list-style-name="L5">
      <style:text-properties officeooo:rsid="00185639" officeooo:paragraph-rsid="00185639"/>
    </style:style>
    <style:style style:name="P40" style:family="paragraph" style:parent-style-name="Text_20_body">
      <style:paragraph-properties fo:margin-top="0in" fo:margin-bottom="0in" style:contextual-spacing="false"/>
      <style:text-properties officeooo:rsid="0007d0a6" officeooo:paragraph-rsid="0007d0a6"/>
    </style:style>
    <style:style style:name="P41" style:family="paragraph" style:parent-style-name="Text_20_body">
      <style:paragraph-properties fo:text-align="center" style:justify-single-word="false"/>
      <style:text-properties fo:font-size="16pt" fo:font-weight="normal" officeooo:rsid="001b8fef" officeooo:paragraph-rsid="001b8fef" style:font-weight-asian="normal" style:font-weight-complex="normal"/>
    </style:style>
    <style:style style:name="P42" style:family="paragraph" style:parent-style-name="Text_20_body">
      <style:text-properties officeooo:paragraph-rsid="001b8fef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d0a6" style:font-weight-asian="bold" style:font-weight-complex="bold"/>
    </style:style>
    <style:style style:name="T3" style:family="text">
      <style:text-properties fo:font-weight="bold" officeooo:rsid="001b8fef" style:font-weight-asian="bold" style:font-weight-complex="bold"/>
    </style:style>
    <style:style style:name="T4" style:family="text">
      <style:text-properties officeooo:rsid="0007d0a6"/>
    </style:style>
    <style:style style:name="T5" style:family="text">
      <style:text-properties officeooo:rsid="000c1d91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b8fef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font-size="17pt" fo:font-weight="normal" officeooo:rsid="001b8fef" style:font-size-asian="17pt" style:font-weight-asian="normal" style:font-size-complex="17pt" style:font-weight-complex="normal"/>
    </style:style>
    <style:style style:name="T16" style:family="text">
      <style:text-properties fo:font-size="19pt" style:font-size-asian="13pt" style:font-size-complex="13pt"/>
    </style:style>
    <style:style style:name="T17" style:family="text">
      <style:text-properties fo:font-size="19pt" fo:font-weight="bold" style:font-size-asian="13pt" style:font-weight-asian="bold" style:font-size-complex="13pt" style:font-weight-complex="bold"/>
    </style:style>
    <style:style style:name="T18" style:family="text">
      <style:text-properties fo:font-size="19pt" fo:font-style="italic" fo:font-weight="bold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4.0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dania marketingowe</text:p>
      <text:h text:style-name="P11" text:outline-level="1"><text:bookmark-start text:name="__RefHeading___Toc75_884144253"/>Zajęcia organizacujne.<text:bookmark-end text:name="__RefHeading___Toc75_884144253"/></text:h>
      <text:h text:style-name="P13" text:outline-level="2">Program zajęć</text:h>
      <text:list text:style-name="Numbering_20_123">
        <text:list-item>
          <text:p text:style-name="P24">Zajęcia organizacujne</text:p>
          <text:list>
            <text:list-item>
              <text:p text:style-name="P24">Program zajęć </text:p>
            </text:list-item>
            <text:list-item>
              <text:p text:style-name="P24">Literatura</text:p>
            </text:list-item>
            <text:list-item>
              <text:p text:style-name="P24">Wymagania zaliczeniowe</text:p>
            </text:list-item>
          </text:list>
        </text:list-item>
        <text:list-item>
          <text:p text:style-name="P24">Badanua marketingowe – wprowadzenie do przedmiotu</text:p>
        </text:list-item>
        <text:list-item>
          <text:p text:style-name="P24">Obszary badań marketingowych</text:p>
        </text:list-item>
        <text:list-item>
          <text:p text:style-name="P24">Procedutra I metodyka badan</text:p>
          <text:list>
            <text:list-item>
              <text:p text:style-name="P24">Proces badawczy</text:p>
            </text:list-item>
            <text:list-item>
              <text:p text:style-name="P24">Proces projektowania badań</text:p>
            </text:list-item>
          </text:list>
        </text:list-item>
        <text:list-item>
          <text:p text:style-name="P24">Źrodła informacji w badaniach. Pomiary żrodeł wtórbych</text:p>
        </text:list-item>
        <text:list-item>
          <text:p text:style-name="P24">Metody gromadzenia ingormacji w badaniach pierwotnych</text:p>
        </text:list-item>
        <text:list-item>
          <text:p text:style-name="P24">Proces doboru próby do badań</text:p>
        </text:list-item>
        <text:list-item>
          <text:p text:style-name="P24">Ponuar I skałowanie w badaniach</text:p>
        </text:list-item>
        <text:list-item>
          <text:p text:style-name="P25">Projektowanie narzędzia badawczego</text:p>
        </text:list-item>
        <text:list-item>
          <text:p text:style-name="P26">Metoda redukcji, selekcji, weryfikacji…</text:p>
        </text:list-item>
      </text:list>
      <text:h text:style-name="P13" text:outline-level="2">Literatura</text:h>
      <text:p text:style-name="P7">W bibliotece.</text:p>
      <text:h text:style-name="P13" text:outline-level="2">Wymagania zaliczeniowe</text:h>
      <text:p text:style-name="P7">Wymagania zaliczeniowe (Lekcje) » <text:span text:style-name="T4">Egzamin, od 55%, zwolnenie </text:span><text:span text:style-name="T2">od 4,5pt.</text:span></text:p>
      <text:p text:style-name="P7">Wymagania zaliczeniowe (Ćwiczenia) <text:s/>» Zaliczenie na ocene, na podstawie 12 zadań z zajęć, <text:span text:style-name="T1">do 29/5/2024, od 2.8pt.</text:span></text:p>
      <text:p text:style-name="P40"><text:span text:style-name="T9">Nieobecność: 1 raz na wykład, 1 raz na ćwiczenia.</text:span></text:p>
      <text:h text:style-name="P12" text:outline-level="1"><text:span text:style-name="T5">Wykład 1. </text:span>Badanua marketingowe – wprowadzenie do przedmiotu <text:span text:style-name="T5">(28/2/2024)</text:span></text:h>
      <text:h text:style-name="P14" text:outline-level="2">Istota badań marketingowych, badań rynku. Użyteczność badań. Etyczne aspekty badań.</text:h>
      <text:h text:style-name="P15" text:outline-level="3"><text:span text:style-name="T6">Badania marketingowe:</text:span> </text:h>
      <text:p text:style-name="P8">Systematyczne gromadzenie, zapisywanie oraz analizowanie danych związanych z działalnością firmy, których posiadania jest konieczne, aby opracować program marketingowy.</text:p>
      <text:p text:style-name="P8">Zebrane dzięki badaniom marketingowym informacje są wsparciem dla kadry kierowniczej <text:span text:style-name="T1">ograniczając ryzyko </text:span>podjęcia <text:span text:style-name="T1">błędniej decyzji.</text:span></text:p>
      <text:p text:style-name="P5"/>
      <text:h text:style-name="Heading_20_3" text:outline-level="3">Uzyskane w wyniku badań dane:</text:h>
      <text:list text:style-name="L2">
        <text:list-item>
          <text:p text:style-name="P27"><text:span text:style-name="T8">Służa doskonaleniu i uspraweniu </text:span><text:span text:style-name="T7">procesów podejmowania decyzji</text:span></text:p>
        </text:list-item>
        <text:list-item>
          <text:p text:style-name="P28"><text:span text:style-name="T8">Pozwalają na </text:span><text:span text:style-name="T7">diagnozowanie probłemów/błedów </text:span><text:span text:style-name="T8">popełnianych przez firmę</text:span></text:p>
        </text:list-item>
        <text:list-item>
          <text:p text:style-name="P28"><text:span text:style-name="T8">Pomagaja w wyborze </text:span><text:span text:style-name="T7">usprawień </text:span><text:span text:style-name="T8">zmierzajączych do zwiększenia zadowolenia klienta.</text:span></text:p>
        </text:list-item>
        <text:list-item>
          <text:p text:style-name="P29"><text:span text:style-name="T8">Umożliwia rozpoznania i </text:span><text:span text:style-name="T7">pomiar zmian </text:span><text:span text:style-name="T8">zachodzących w otoczeniu firmy, głownie popytu.</text:span></text:p>
        </text:list-item>
        <text:list-item>
          <text:p text:style-name="P29"><text:span text:style-name="T8">Wyjaśniają </text:span><text:span text:style-name="T7">mechanizm zachowań </text:span><text:span text:style-name="T8">podmiotów rynku (konsumentów, konkurentów).</text:span></text:p>
        </text:list-item>
        <text:list-item>
          <text:p text:style-name="P29"><text:span text:style-name="T8">Pomagają w rozpoznaniu </text:span><text:span text:style-name="T7">środków umożliwijących zachowanie </text:span><text:span text:style-name="T8">na te zachowania.</text:span></text:p>
        </text:list-item>
        <text:list-item>
          <text:p text:style-name="P29"><text:span text:style-name="T8">Przewidują </text:span><text:span text:style-name="T7">tendencje </text:span><text:span text:style-name="T8">w kształtowaniu się procesów i zjawisk rynkowych</text:span></text:p>
        </text:list-item>
        <text:list-item>
          <text:p text:style-name="P29"><text:span text:style-name="T8">Określają </text:span><text:span text:style-name="T7">potencjal rynku</text:span><text:span text:style-name="T8">, na którym działa firma</text:span></text:p>
        </text:list-item>
      </text:list>
      <text:p text:style-name="P6"><text:span text:style-name="T8"/></text:p>
      <text:h text:style-name="Heading_20_3" text:outline-level="3">Róznica między badaniami marketyngowymi i rynku:</text:h>
      <text:p text:style-name="P32">Wszyskie badania marketyngowe są badaniami rynku, ale nie wszyscy badania rynku są badaniami marketingowymi</text:p>
      <text:p text:style-name="P6"><text:span text:style-name="T8"/></text:p>
      <text:h text:style-name="Heading_20_3" text:outline-level="3">Celem badań rynku jest zdobycie informacji okszatłtowaniu się mechanizmów rynkowych:</text:h>
      <text:list text:style-name="L3">
        <text:list-item>
          <text:p text:style-name="P33">popytu</text:p>
        </text:list-item>
        <text:list-item>
          <text:p text:style-name="P33">podaży </text:p>
        </text:list-item>
        <text:list-item>
          <text:p text:style-name="P33">cen </text:p>
        </text:list-item>
        <text:list-item>
          <text:p text:style-name="P33">zachowań i preferencji konsumentów</text:p>
        </text:list-item>
        <text:list-item>
          <text:p text:style-name="P33">działań konkurencji</text:p>
        </text:list-item>
        <text:list-item>
          <text:p text:style-name="P33">funkcjowania systemu dystrybucji</text:p>
        </text:list-item>
        <text:list-item>
          <text:p text:style-name="P33">sprzedaży</text:p>
        </text:list-item>
        <text:list-item>
          <text:p text:style-name="P33">…</text:p>
        </text:list-item>
      </text:list>
      <text:p text:style-name="P6"><text:span text:style-name="T8"/></text:p>
      <text:h text:style-name="P16" text:outline-level="3">Rodzaje badań rynku:</text:h>
      <text:p text:style-name="P2"><text:span text:style-name="T1">Horyzont czasowy:</text:span> analizy rynku, prognozowanie</text:p>
      <text:p text:style-name="P2"><text:span text:style-name="T1">Metodyka zbierania danych: </text:span>badania jakościowe, badania ilościowe</text:p>
      <text:p text:style-name="P2"><text:span text:style-name="T1">Typ analizowanych danych:</text:span> badania pierwotne, badania wtórne</text:p>
      <text:p text:style-name="P2"><text:span text:style-name="T1">Sposób oragnizacji badań: </text:span>…</text:p>
      <text:p text:style-name="P2"><text:span text:style-name="T1">Cel badań: </text:span><text:span text:style-name="T9">eksploracujne, testowe, cenowe, marki, segmentacujne, panele gospodarstw domowych, mediów, zachowań przy póke sklepowej, reklamy…</text:span></text:p>
      <text:p text:style-name="P2"><text:span text:style-name="T9"/></text:p>
      <text:h text:style-name="P17" text:outline-level="3"><text:soft-page-break/>Rola badań w ustalaniu cełow:</text:h>
      <text:p text:style-name="P9">Sprzedaży<text:span text:style-name="T11"> – poprzez znajomość wielkości rynku, głównych klientów, potencjalnych klientów.</text:span></text:p>
      <text:p text:style-name="P9">Zamierżonego poziomu dyskontowości<text:span text:style-name="T11"> – poprzez znajomość wielkości sprzedaży możliwej do osiągnięcia przy różnych cenach (czyli popyt i cena produktu)</text:span></text:p>
      <text:p text:style-name="P9">Finansowych<text:span text:style-name="T11"> – na podstawie przewidzywanych cen.</text:span></text:p>
      <text:p text:style-name="P9">Dla indywidualnych sprzedawców<text:span text:style-name="T11"> – poprzez znajomość obszaru działającego – </text:span><text:span text:style-name="T12">jego rozmiarów i zdołności nabywczej</text:span><text:span text:style-name="T13">.</text:span></text:p>
      <text:p text:style-name="P10">Promocji i reklamy.</text:p>
      <text:p text:style-name="P10">Ustalaniu cełów odległych.</text:p>
      <text:h text:style-name="P18" text:outline-level="3"/>
      <text:h text:style-name="P18" text:outline-level="3">Rola badań w rozwiązywaniu problemów</text:h>
      <text:p text:style-name="P3">Najcząstsze problemy marketingowe:</text:p>
      <text:list text:style-name="L4">
        <text:list-item>
          <text:p text:style-name="P34">Spadek sprzedaży</text:p>
          <text:list>
            <text:list-item>
              <text:p text:style-name="P34">zmiejszenie się rynku</text:p>
            </text:list-item>
            <text:list-item>
              <text:p text:style-name="P34">zwuęjszina konkurencja</text:p>
            </text:list-item>
            <text:list-item>
              <text:p text:style-name="P34">niski pożiom zapasów</text:p>
            </text:list-item>
            <text:list-item>
              <text:p text:style-name="P34">niedostateczna kontrola jakości itp.</text:p>
            </text:list-item>
          </text:list>
        </text:list-item>
        <text:list-item>
          <text:p text:style-name="P35">Niska zyskowność:</text:p>
          <text:list>
            <text:list-item>
              <text:p text:style-name="P35">zbyt niskie/wysokie ceny</text:p>
            </text:list-item>
          </text:list>
        </text:list-item>
        <text:list-item>
          <text:p text:style-name="P35">Niezdolność do zaspokojenia popytu:</text:p>
          <text:list>
            <text:list-item>
              <text:p text:style-name="P35">czy jest to problem przejściowy</text:p>
            </text:list-item>
            <text:list-item>
              <text:p text:style-name="P35">zbyt niskie ceny</text:p>
            </text:list-item>
            <text:list-item>
              <text:p text:style-name="P35">niewłaściwe wykorszywanie zasobów</text:p>
            </text:list-item>
          </text:list>
        </text:list-item>
      </text:list>
      <text:h text:style-name="P19" text:outline-level="3"/>
      <text:h text:style-name="P19" text:outline-level="3">Rola badań w zarządzaniu</text:h>
      <text:p text:style-name="P4">Właściwe wykorzystanie badań znacznie ogranicza ryzyko zarządzania i przyjęcia się do podejmowania decyzji mniej obarzczocych omyłkami i sądami intuicujnymi</text:p>
      <text:p text:style-name="P4"/>
      <text:h text:style-name="P20" text:outline-level="3"><draw:frame text:anchor-type="paragraph" draw:z-index="0" draw:name="Text Frame 1" draw:style-name="gr3" draw:text-style-name="P45" svg:width="2.3087in" svg:height="0.6004in" svg:x="5.8626in" svg:y="0.2925in"><draw:text-box><text:p text:style-name="P43"><text:span text:style-name="T1">INFORMACJA </text:span></text:p><text:p text:style-name="P43"><text:span text:style-name="T1">WSPIERAJĄCA</text:span></text:p></draw:text-box></draw:frame>Proces podejmowania decyzji:</text:h>
      <text:list text:style-name="L5">
        <text:list-item>
          <text:p text:style-name="P36"><draw:frame text:anchor-type="paragraph" draw:z-index="1" draw:name="Text Frame 2" draw:style-name="gr2" draw:text-style-name="P44" svg:width="0.1169in" svg:height="4.0012in" svg:x="6.9209in" svg:y="0.1925in"><draw:text-box><text:p>BADANIA MARKETINGOWE</text:p></draw:text-box></draw:frame>Identyfikacja sytuacji decyzyjnej</text:p>
          <text:list>
            <text:list-item>
              <text:p text:style-name="P39">ustalanie cełow</text:p>
            </text:list-item>
            <text:list-item>
              <text:p text:style-name="P39">poznawanie aktualnego stanu rzeczy</text:p>
            </text:list-item>
            <text:list-item>
              <text:p text:style-name="P39">wyszukiwanie sytuacji sprzyjających w otoczeniu</text:p>
            </text:list-item>
          </text:list>
        </text:list-item>
        <text:list-item>
          <text:p text:style-name="P37"><draw:line text:anchor-type="paragraph" draw:z-index="7" draw:name="Horizontal line 6" draw:style-name="gr1" draw:text-style-name="P43" svg:x1="6.7043in" svg:y1="-1.1882in" svg:x2="5.0291in" svg:y2="-1.1882in"><text:p/></draw:line>Ustalenie alternatywnych rozwiązań</text:p>
          <text:list>
            <text:list-item>
              <text:p text:style-name="P30">Czynniki kontrolowane</text:p>
            </text:list-item>
            <text:list-item>
              <text:p text:style-name="P30">Czynniki niekontrolowane</text:p>
            </text:list-item>
          </text:list>
        </text:list-item>
        <text:list-item>
          <text:p text:style-name="P38"><draw:line text:anchor-type="paragraph" draw:z-index="6" draw:name="Horizontal line 5" draw:style-name="gr1" draw:text-style-name="P43" svg:x1="6.7043in" svg:y1="-0.9256in" svg:x2="5.0291in" svg:y2="-0.9256in"><text:p/></draw:line>Ocena i wybór waruantu optymalnego</text:p>
        </text:list-item>
        <text:list-item>
          <text:p text:style-name="P38"><draw:line text:anchor-type="paragraph" draw:z-index="5" draw:name="Horizontal line 4" draw:style-name="gr1" draw:text-style-name="P43" svg:x1="6.7043in" svg:y1="-0.1382in" svg:x2="5.0291in" svg:y2="-0.1382in"><text:p/></draw:line>Realizacja decyzji</text:p>
        </text:list-item>
        <text:list-item>
          <text:p text:style-name="P38"><draw:line text:anchor-type="paragraph" draw:z-index="2" draw:name="Horizontal line 1" draw:style-name="gr1" draw:text-style-name="P43" svg:x1="6.7043in" svg:y1="0.2555in" svg:x2="5.0291in" svg:y2="0.2555in"><text:p/></draw:line><draw:line text:anchor-type="paragraph" draw:z-index="3" draw:name="Horizontal line 2" draw:style-name="gr1" draw:text-style-name="P43" svg:x1="6.7043in" svg:y1="0.2555in" svg:x2="5.0291in" svg:y2="0.2555in"><text:p/></draw:line><draw:line text:anchor-type="paragraph" draw:z-index="4" draw:name="Horizontal line 3" draw:style-name="gr1" draw:text-style-name="P43" svg:x1="6.7043in" svg:y1="-0.1382in" svg:x2="5.0291in" svg:y2="-0.1382in"><text:p/></draw:line>Kontrola</text:p>
          <text:p text:style-name="P38"/>
        </text:list-item>
      </text:list>
      <text:h text:style-name="P21" text:outline-level="3">Problem decyjzny a problem badawczy:</text:h>
      <text:p text:style-name="P31"><text:span text:style-name="T1">Problem decyzyjny </text:span>– <text:span text:style-name="T14">jest związany z pytaniem: “Co należy zrobić w danej sytuacji”</text:span></text:p>
      <text:p text:style-name="P42"><text:span text:style-name="T3">Problem badawczy </text:span><text:span text:style-name="T10">– </text:span><text:span text:style-name="T15">jest związany z poszukiwaniem informacji potrzebnych do rozwiązania problemu decyzyjnego. </text:span><text:span text:style-name="T18">Przykłady: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1"><text:span text:style-name="T1">Problem decyzyjny</text:span></text:p>
          </table:table-cell>
          <table:table-cell table:style-name="Table1.B1" office:value-type="string">
            <text:p text:style-name="P41"><text:span text:style-name="T1">Problem badawczy</text:span></text:p>
          </table:table-cell>
        </table:table-row>
        <table:table-row>
          <table:table-cell table:style-name="Table1.A2" office:value-type="string">
            <text:list text:style-name="L1">
              <text:list-item>
                <text:p text:style-name="P22">Jaką argumentację zastosować w reklamie </text:p>
              </text:list-item>
              <text:list-item>
                <text:p text:style-name="P23">Określenie liczby sprezedawców w nowo otwieranym sklepie</text:p>
              </text:list-item>
              <text:list-item>
                <text:p text:style-name="P23">Wybór lokalizacji billboardów</text:p>
              </text:list-item>
              <text:list-item>
                <text:p text:style-name="P23">Podział budżetu prazeznaczonego na rekłamę w mediach</text:p>
              </text:list-item>
            </text:list>
          </table:table-cell>
          <table:table-cell table:style-name="Table1.B2" office:value-type="string">
            <text:list text:continue-numbering="true" text:style-name="L1">
              <text:list-item>
                <text:p text:style-name="P22">Identyfiujacja czynników oddziaływania w grupie docelowej</text:p>
              </text:list-item>
              <text:list-item>
                <text:p text:style-name="P23">Analiza gęstości zaludnienia i przyciągania stref handlowych w miejscu lokalizacji</text:p>
              </text:list-item>
              <text:list-item>
                <text:p text:style-name="P23">Obserwacja natężenia ruchu drogowego</text:p>
              </text:list-item>
              <text:list-item>
                <text:p text:style-name="P23">Ocena czytelnictwa prasy, ogładalności telewizji i wykorzystania internetu</text:p>
              </text:list-item>
            </text:list>
          </table:table-cell>
        </table:table-row>
      </table:table>
      <text:p text:style-name="P31"><text:soft-page-break/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07020c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8pt" fo:font-weight="bold" officeooo:rsid="0007020c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20pt" fo:font-weight="bold" style:font-size-asian="20pt" style:font-weight-asian="bold" style:font-size-complex="2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in" fo:page-height="20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in" fo:page-height="20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20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in" fo:page-height="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56:03.547054204</meta:creation-date>
    <dc:date>2024-03-05T11:45:10.052156041</dc:date>
    <meta:editing-duration>PT1H43M35S</meta:editing-duration>
    <meta:editing-cycles>22</meta:editing-cycles>
    <meta:generator>LibreOffice/24.2.0.3$Linux_X86_64 LibreOffice_project/420$Build-3</meta:generator>
    <meta:document-statistic meta:table-count="1" meta:image-count="0" meta:object-count="0" meta:page-count="4" meta:paragraph-count="101" meta:word-count="607" meta:character-count="4613" meta:non-whitespace-character-count="4152"/>
  </office:meta>
</office:document-meta>
</file>